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6149076216337562237"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6743191067687616571"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4894922917807616049"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045108966888867245"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837862438100694847"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4483950949185824842"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7589686393827056791"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6846942287780146287"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9365719" text:continue-list="list7589686393827056791"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612555496274128340"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389356"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385110"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9377549"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9364604"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390316"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4918598372124349799"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3385418991241440952"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978974174348135029"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368600"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104871066412784677"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060802772039714776"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403046547026180658" text:style-name="L15">
        <text:list-item>
          <text:list>
            <text:list-header>
              <text:p text:style-name="P184">1.5 miles averaging about 9:40/mile and rest 1 min</text:p>
            </text:list-header>
          </text:list>
        </text:list-item>
      </text:list>
      <text:p text:style-name="P24">1 mile in 8:26 and rest 2 min</text:p>
      <text:list xml:id="list1732589181308599866"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078542202340298959"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367406"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4281384949311801038"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271909294846154974"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4556896178991576138"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9386876" text:continue-list="list2271909294846154974" text:style-name="L19">
        <text:list-item>
          <text:list>
            <text:list-header>
              <text:p text:style-name="P188">(Pace*HR)=1240</text:p>
            </text:list-header>
          </text:list>
        </text:list-item>
      </text:list>
      <text:list xml:id="list39390036" text:continue-list="list4281384949311801038" text:style-name="L18">
        <text:list-item>
          <text:list>
            <text:list-header>
              <text:p text:style-name="P187">2 miles at 10:46/mile Ave HR= 121 bpm and rest a few minutes</text:p>
            </text:list-header>
          </text:list>
        </text:list-item>
      </text:list>
      <text:list xml:id="list39376437" text:continue-list="list39386876"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9362945"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147634300591891886"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942632535654570239"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689250126901635363"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4589401530292558116"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269464193856642092"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980265753575191453"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9389401"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375066"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513373691999993435"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149369559443262118"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996367540199026066"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999732802087713134"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806657746028827460"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131124042819875285" text:style-name="L32">
        <text:list-item>
          <text:list>
            <text:list-header>
              <text:p text:style-name="P198">0.25 miles in 2:54</text:p>
              <text:p text:style-name="P198">1 mile in 9:21 going faster as I ran and ending at around 8:30 pace</text:p>
            </text:list-header>
          </text:list>
        </text:list-item>
      </text:list>
      <text:list xml:id="list289621441205578869"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731258632967081438"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057113010838547143"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987733052302086505"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30472786622150867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4385252808115966131"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10">20 or more cemetery loops:</text:p>
      <text:p text:style-name="P81"><text:tab/><text:tab/> <text:s text:c="3"/>min/mile</text:p>
      <text:p text:style-name="P24"><text:soft-page-break/><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050094740745792771"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text:soft-page-break/>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07T19:11:49.14</dc:date>
    <dc:creator>James Lombardi</dc:creator>
    <meta:editing-duration>P31DT18H40M16S</meta:editing-duration>
    <meta:editing-cycles>2308</meta:editing-cycles>
    <meta:generator>OpenOffice/4.1.2$Win32 OpenOffice.org_project/412m3$Build-9782</meta:generator>
    <meta:document-statistic meta:table-count="0" meta:image-count="9" meta:object-count="0" meta:page-count="227" meta:paragraph-count="6675" meta:word-count="71482" meta:character-count="365597"/>
  </office:meta>
</office:document-meta>
</file>